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Consolas" fo:font-size="10.5pt" fo:font-weight="normal"/>
    </style:style>
    <style:style style:name="T2" style:family="text">
      <style:text-properties fo:color="#800000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yberoth</text:p>
      <text:p text:style-name="Standard"/>
      <text:p text:style-name="Standard">Cyberoth is a Neo4J interrogation script designed around answering standard queries based around the Bloodhound dataset.</text:p>
      <text:p text:style-name="Standard">It is a Linux bash script so if running on Windows will require WSL to be installed and for the “Cypher-Shell” module to be installed too.</text:p>
      <text:p text:style-name="Standard"/>
      <text:p text:style-name="Standard">Usage</text:p>
      <text:p text:style-name="Standard"/>
      <text:p text:style-name="Standard">Flags:</text:p>
      <text:p text:style-name="Standard">```</text:p>
      <text:p text:style-name="Standard">  -u Neo4J Username (Required)</text:p>
      <text:p text:style-name="Standard">  -p Neo4J Password (Required)</text:p>
      <text:p text:style-name="Standard">  -d Fully Qualified Domain Name (Required) (Case Sensitive)</text:p>
      <text:p text:style-name="Standard">  -a Bolt address (Optional) (Default: localhost:7687)</text:p>
      <text:p text:style-name="Standard">  -t Query Timeout (Optional) (Default: 30s)</text:p>
      <text:p text:style-name="Standard">  -v Verbose mode (Optional) (Default:FALSE)</text:p>
      <text:p text:style-name="Standard">  -h Help text and usage example (Optional)</text:p>
      <text:p text:style-name="Standard">```</text:p>
      <text:p text:style-name="Standard">Example with Defaults:</text:p>
      <text:p text:style-name="Standard"/>
      <text:p text:style-name="Standard">  `./cypheroth.sh -u neo4j -p BloodHound -d TESTLAB.LOCAL`</text:p>
      <text:p text:style-name="Standard"/>
      <text:p text:style-name="Standard">Example with All Options:</text:p>
      <text:p text:style-name="Standard"/>
      <text:p text:style-name="Standard">  `./cypheroth.sh -u neo4j -p hunter2 -d BigTech.corp -a 10.0.0.1:7687 -t 5m -v true`</text:p>
      <text:p text:style-name="Standard"/>
      <text:p text:style-name="Standard">Files are added to a subdirectory named after the FQDN.</text:p>
      <text:p text:style-name="Standard"/>
      <text:p text:style-name="Standard"/>
      <text:p text:style-name="Standard">Prerequirement installs</text:p>
      <text:p text:style-name="Standard"/>
      <text:p text:style-name="Standard">If running on a Linux machine with the Neo4J database installed locally then nothing needs to be installed.</text:p>
      <text:p text:style-name="Standard"/>
      <text:p text:style-name="Standard">If running on Windows then WLS and Cypher-Shell need to be installed</text:p>
      <text:p text:style-name="Standard"/>
      <text:p text:style-name="Standard">WSL if not already installed can be installed via the following Powershell command:</text:p>
      <text:p text:style-name="Standard"/>
      <text:p text:style-name="Standard">WSL –install</text:p>
      <text:p text:style-name="Standard"/>
      <text:p text:style-name="Standard">Cypher-Shell can be downloaded and installed through the following URL:</text:p>
      <text:p text:style-name="Standard"/>
      <text:p text:style-name="Standard">https://www.neo4j.com/download-center/#cyphersh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</meta:initial-creator>
    <meta:creation-date>2021-04-30T11:40:48.02</meta:creation-date>
    <meta:document-statistic meta:table-count="0" meta:image-count="0" meta:object-count="0" meta:page-count="1" meta:paragraph-count="26" meta:word-count="182" meta:character-count="1247"/>
    <dc:date>2021-04-30T12:20:33</dc:date>
    <dc:creator>Tim </dc:creator>
    <meta:editing-duration>PT8M43S</meta:editing-duration>
    <meta:editing-cycles>1</meta:editing-cycles>
    <meta:generator>OpenOffice/4.1.9$Win32 OpenOffice.org_project/419m1$Build-9805</meta:generator>
  </office:meta>
</office:document-meta>
</file>